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Heading_20_1">
      <style:text-properties officeooo:paragraph-rsid="0010da6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Heading_20_1">
      <style:paragraph-properties fo:margin-top="0cm" fo:margin-bottom="0.247cm" style:contextual-spacing="false" fo:line-height="115%"/>
    </style:style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T1" style:family="text">
      <style:text-properties officeooo:rsid="0010da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nguajes de Progr<text:span text:style-name="T1">ama</text:span>ción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3_359689543" office:name="PHP" text:style-name="Index_20_Link" text:visited-style-name="Index_20_Link">PHP<text:tab/>2</text:a></text:p>
          <text:p text:style-name="P1"><text:a xlink:type="simple" xlink:href="#__RefHeading___Toc5_359689543" office:name="Java" text:style-name="Index_20_Link" text:visited-style-name="Index_20_Link">Java<text:tab/>2</text:a></text:p>
          <text:p text:style-name="P1"><text:a xlink:type="simple" xlink:href="#__RefHeading___Toc7_359689543" office:name="JavaScript" text:style-name="Index_20_Link" text:visited-style-name="Index_20_Link">JavaScript<text:tab/>2</text:a></text:p>
          <text:p text:style-name="P1"><text:a xlink:type="simple" xlink:href="#__RefHeading___Toc9_359689543" office:name="Ruby" text:style-name="Index_20_Link" text:visited-style-name="Index_20_Link">Ruby<text:tab/>2</text:a></text:p>
          <text:p text:style-name="P1"><text:a xlink:type="simple" xlink:href="#__RefHeading___Toc11_359689543" office:name="Go" text:style-name="Index_20_Link" text:visited-style-name="Index_20_Link">Go<text:tab/>2</text:a></text:p>
          <text:p text:style-name="P1"><text:a xlink:type="simple" xlink:href="#__RefHeading___Toc13_359689543" office:name="Python" text:style-name="Index_20_Link" text:visited-style-name="Index_20_Link">Python<text:tab/>2</text:a></text:p>
          <text:p text:style-name="P1"><text:a xlink:type="simple" xlink:href="#__RefHeading___Toc15_359689543" office:name="Cobol" text:style-name="Index_20_Link" text:visited-style-name="Index_20_Link">Cobol<text:tab/>2</text:a></text:p>
          <text:p text:style-name="P1"><text:a xlink:type="simple" xlink:href="#__RefHeading___Toc17_359689543" office:name="C" text:style-name="Index_20_Link" text:visited-style-name="Index_20_Link">C<text:tab/>2</text:a></text:p>
          <text:p text:style-name="P1"><text:a xlink:type="simple" xlink:href="#__RefHeading___Toc19_359689543" office:name="Pascal" text:style-name="Index_20_Link" text:visited-style-name="Index_20_Link">Pascal<text:tab/>2</text:a></text:p>
          <text:p text:style-name="P1"><text:a xlink:type="simple" xlink:href="#__RefHeading___Toc21_359689543" office:name="C++" text:style-name="Index_20_Link" text:visited-style-name="Index_20_Link">C++<text:tab/>2</text:a></text:p>
          <text:p text:style-name="P1"><text:a xlink:type="simple" xlink:href="#__RefHeading___Toc23_359689543" office:name="TypeScript" text:style-name="Index_20_Link" text:visited-style-name="Index_20_Link">TypeScript<text:tab/>2</text:a></text:p>
          <text:p text:style-name="P1"><text:a xlink:type="simple" xlink:href="#__RefHeading___Toc25_359689543" office:name="Objective C" text:style-name="Index_20_Link" text:visited-style-name="Index_20_Link">Objective C<text:tab/>2</text:a></text:p>
          <text:p text:style-name="P1"><text:a xlink:type="simple" xlink:href="#__RefHeading___Toc27_359689543" office:name="C#" text:style-name="Index_20_Link" text:visited-style-name="Index_20_Link">C#<text:tab/>2</text:a></text:p>
          <text:p text:style-name="P1"><text:a xlink:type="simple" xlink:href="#__RefHeading___Toc29_359689543" office:name="Visual Basic" text:style-name="Index_20_Link" text:visited-style-name="Index_20_Link">Visual Basic<text:tab/>2</text:a></text:p>
          <text:p text:style-name="P1"><text:a xlink:type="simple" xlink:href="#__RefHeading___Toc31_359689543" office:name="Rust" text:style-name="Index_20_Link" text:visited-style-name="Index_20_Link">Rust<text:tab/>2</text:a></text:p>
          <text:p text:style-name="P1"><text:a xlink:type="simple" xlink:href="#__RefHeading___Toc33_359689543" office:name="Scheme" text:style-name="Index_20_Link" text:visited-style-name="Index_20_Link">Scheme<text:tab/>2</text:a></text:p>
          <text:p text:style-name="P1"><text:a xlink:type="simple" xlink:href="#__RefHeading___Toc35_359689543" office:name="Swift" text:style-name="Index_20_Link" text:visited-style-name="Index_20_Link">Swift<text:tab/>2</text:a></text:p>
          <text:p text:style-name="P1"><text:a xlink:type="simple" xlink:href="#__RefHeading___Toc37_359689543" office:name="Ensamblador" text:style-name="Index_20_Link" text:visited-style-name="Index_20_Link">Ensamblador<text:tab/>2</text:a></text:p>
          <text:p text:style-name="P1"><text:a xlink:type="simple" xlink:href="#__RefHeading___Toc39_359689543" office:name="Fortran" text:style-name="Index_20_Link" text:visited-style-name="Index_20_Link">Fortran<text:tab/>2</text:a></text:p>
          <text:p text:style-name="P1"><text:a xlink:type="simple" xlink:href="#__RefHeading___Toc41_359689543" office:name="ADA" text:style-name="Index_20_Link" text:visited-style-name="Index_20_Link">ADA<text:tab/>3</text:a></text:p>
          <text:p text:style-name="P1"><text:a xlink:type="simple" xlink:href="#__RefHeading___Toc43_359689543" office:name="Prolog" text:style-name="Index_20_Link" text:visited-style-name="Index_20_Link">Prolog<text:tab/>3</text:a></text:p>
          <text:p text:style-name="P1"><text:a xlink:type="simple" xlink:href="#__RefHeading___Toc45_359689543" office:name="Tcl" text:style-name="Index_20_Link" text:visited-style-name="Index_20_Link">Tcl<text:tab/>3</text:a></text:p>
          <text:p text:style-name="P1"><text:a xlink:type="simple" xlink:href="#__RefHeading___Toc47_359689543" office:name="Simula" text:style-name="Index_20_Link" text:visited-style-name="Index_20_Link">Simula<text:tab/>3</text:a></text:p>
          <text:p text:style-name="P1"><text:a xlink:type="simple" xlink:href="#__RefHeading___Toc49_359689543" office:name="Kotlin" text:style-name="Index_20_Link" text:visited-style-name="Index_20_Link">Kotlin<text:tab/>3</text:a></text:p>
          <text:p text:style-name="P1"><text:a xlink:type="simple" xlink:href="#__RefHeading___Toc51_359689543" office:name="Tcl" text:style-name="Index_20_Link" text:visited-style-name="Index_20_Link">Tcl<text:tab/>3</text:a></text:p>
          <text:p text:style-name="P1"><text:a xlink:type="simple" xlink:href="#__RefHeading___Toc53_359689543" office:name="Simula" text:style-name="Index_20_Link" text:visited-style-name="Index_20_Link">Simula<text:tab/>3</text:a></text:p>
          <text:p text:style-name="P1"><text:a xlink:type="simple" xlink:href="#__RefHeading___Toc55_359689543" office:name="Smalltalk" text:style-name="Index_20_Link" text:visited-style-name="Index_20_Link">Smalltalk<text:tab/>3</text:a></text:p>
          <text:p text:style-name="P1"><text:a xlink:type="simple" xlink:href="#__RefHeading___Toc57_359689543" office:name="Perl" text:style-name="Index_20_Link" text:visited-style-name="Index_20_Link">Perl<text:tab/>3</text:a></text:p>
          <text:p text:style-name="P1"><text:a xlink:type="simple" xlink:href="#__RefHeading___Toc59_359689543" office:name="Verilog" text:style-name="Index_20_Link" text:visited-style-name="Index_20_Link">Verilog<text:tab/>3</text:a></text:p>
          <text:p text:style-name="P1"><text:a xlink:type="simple" xlink:href="#__RefHeading___Toc61_359689543" office:name="Scala" text:style-name="Index_20_Link" text:visited-style-name="Index_20_Link">Scala<text:tab/>3</text:a></text:p>
          <text:p text:style-name="P1"><text:a xlink:type="simple" xlink:href="#__RefHeading___Toc63_359689543" office:name="Lisp" text:style-name="Index_20_Link" text:visited-style-name="Index_20_Link">Lisp<text:tab/>3</text:a></text:p>
          <text:p text:style-name="P1"><text:a xlink:type="simple" xlink:href="#__RefHeading___Toc65_359689543" office:name="R" text:style-name="Index_20_Link" text:visited-style-name="Index_20_Link">R<text:tab/>3</text:a></text:p>
          <text:p text:style-name="P1"><text:a xlink:type="simple" xlink:href="#__RefHeading___Toc67_359689543" office:name="SQL" text:style-name="Index_20_Link" text:visited-style-name="Index_20_Link">SQL<text:tab/>3</text:a></text:p>
          <text:p text:style-name="P1"><text:a xlink:type="simple" xlink:href="#__RefHeading___Toc69_359689543" office:name="SAS" text:style-name="Index_20_Link" text:visited-style-name="Index_20_Link">SAS<text:tab/>3</text:a></text:p>
          <text:p text:style-name="P1"><text:a xlink:type="simple" xlink:href="#__RefHeading___Toc71_359689543" office:name="Scratch" text:style-name="Index_20_Link" text:visited-style-name="Index_20_Link">Scratch<text:tab/>3</text:a></text:p>
          <text:p text:style-name="P1"><text:a xlink:type="simple" xlink:href="#__RefHeading___Toc73_359689543" office:name="Lua" text:style-name="Index_20_Link" text:visited-style-name="Index_20_Link">Lua<text:tab/>3</text:a></text:p>
          <text:p text:style-name="P1"><text:a xlink:type="simple" xlink:href="#__RefHeading___Toc75_359689543" office:name="Delphi / Object Pascal" text:style-name="Index_20_Link" text:visited-style-name="Index_20_Link">Delphi / Object Pascal<text:tab/>3</text:a></text:p>
          <text:p text:style-name="P1"><text:a xlink:type="simple" xlink:href="#__RefHeading___Toc77_359689543" office:name="Matlab" text:style-name="Index_20_Link" text:visited-style-name="Index_20_Link">Matlab<text:tab/>3</text:a></text:p>
          <text:p text:style-name="P1"><text:a xlink:type="simple" xlink:href="#__RefHeading___Toc79_359689543" office:name="Dart" text:style-name="Index_20_Link" text:visited-style-name="Index_20_Link">Dart<text:tab/>4</text:a></text:p>
          <text:p text:style-name="P1"><text:a xlink:type="simple" xlink:href="#__RefHeading___Toc81_359689543" office:name="Julia" text:style-name="Index_20_Link" text:visited-style-name="Index_20_Link">Julia<text:tab/>4</text:a></text:p>
        </text:index-body>
      </text:table-of-content>
      <text:h text:style-name="Heading_20_1" text:outline-level="1"><text:soft-page-break/></text:h>
      <text:h text:style-name="Heading_20_1" text:outline-level="1"><text:bookmark text:name="yui_3_18_1_1_1759648265749_32"/><text:bookmark-start text:name="__RefHeading___Toc3_359689543"/>PHP:<text:bookmark-end text:name="__RefHeading___Toc3_359689543"/></text:h>
      <text:p text:style-name="Text_20_body"><text:tab/><text:span text:style-name="Strong_20_Emphasis">Nivel de abstracción:</text:span> Alto.</text:p>
      <text:list text:style-name="L1">
        <text:list-header>
          <text:p text:style-name="P2"><text:span text:style-name="Strong_20_Emphasis">Paradigma:</text:span> Imperativo, orientado a objetos, funcional.</text:p>
          <text:p text:style-name="P2"><text:span text:style-name="Strong_20_Emphasis">Propósito/Usos:</text:span> Desarrollo web del lado del servidor, sistemas de gestión de contenido (WordPress, Drupal), APIs.</text:p>
        </text:list-header>
      </text:list>
      <text:h text:style-name="P3" text:outline-level="1" text:is-list-header="true"><text:bookmark-start text:name="__RefHeading___Toc5_359689543"/>Java:<text:bookmark-end text:name="__RefHeading___Toc5_359689543"/></text:h>
      <text:p text:style-name="Text_20_body"><text:tab/><text:span text:style-name="Strong_20_Emphasis">Nivel de abstracción:</text:span> Medio-alto.</text:p>
      <text:list text:style-name="L2">
        <text:list-header>
          <text:p text:style-name="P4"><text:span text:style-name="Strong_20_Emphasis">Paradigma:</text:span> Orientado a objetos principalmente, también soporta programación funcional desde Java 8.</text:p>
        </text:list-header>
      </text:list>
      <text:list text:style-name="L3">
        <text:list-header>
          <text:p text:style-name="P5"><text:span text:style-name="Strong_20_Emphasis">Propósito/Usos:</text:span> Aplicaciones empresariales, móviles (Android), software de escritorio, backend web, sistemas distribuidos.</text:p>
        </text:list-header>
      </text:list>
      <text:p text:style-name="Text_20_body"/>
      <text:h text:style-name="Heading_20_1" text:outline-level="1"><text:bookmark-start text:name="__RefHeading___Toc7_359689543"/>JavaScript:<text:bookmark-end text:name="__RefHeading___Toc7_359689543"/></text:h>
      <text:p text:style-name="Text_20_body"><text:tab/><text:span text:style-name="Strong_20_Emphasis">Nivel de abstracción:</text:span> Alto.</text:p>
      <text:list text:style-name="L4">
        <text:list-header>
          <text:p text:style-name="P6"><text:span text:style-name="Strong_20_Emphasis">Paradigma:</text:span> Multiparadigma (imperativo, orientado a objetos basado en prototipos, funcional).</text:p>
        </text:list-header>
      </text:list>
      <text:list text:style-name="L5">
        <text:list-header>
          <text:p text:style-name="P7"><text:span text:style-name="Strong_20_Emphasis">Propósito/Usos:</text:span> Desarrollo web en frontend, backend con Node.js, aplicaciones móviles híbridas, frameworks SPA (React, Angular, Vue).</text:p>
        </text:list-header>
      </text:list>
      <text:h text:style-name="Heading_20_1" text:outline-level="1" text:is-list-header="true"><text:bookmark-start text:name="__RefHeading___Toc9_359689543"/>Ruby:<text:bookmark-end text:name="__RefHeading___Toc9_359689543"/></text:h>
      <text:p text:style-name="Text_20_body"><text:tab/><text:span text:style-name="Strong_20_Emphasis">Nivel de abstracción:</text:span> Alto.</text:p>
      <text:list text:style-name="L6">
        <text:list-header>
          <text:p text:style-name="P8"><text:span text:style-name="Strong_20_Emphasis">Paradigma:</text:span> Orientado a objetos puro, también soporta programación funcional.</text:p>
        </text:list-header>
      </text:list>
      <text:list text:style-name="L7">
        <text:list-header>
          <text:p text:style-name="P9"><text:span text:style-name="Strong_20_Emphasis">Propósito/Usos:</text:span> Desarrollo web (Ruby on Rails), scripting, automatización, prototipado rápido.</text:p>
        </text:list-header>
      </text:list>
      <text:h text:style-name="Heading_20_1" text:outline-level="1"><text:bookmark-start text:name="__RefHeading___Toc11_359689543"/>Go:<text:bookmark-end text:name="__RefHeading___Toc11_359689543"/></text:h>
      <text:p text:style-name="Text_20_body"><text:span text:style-name="Strong_20_Emphasis"><text:tab/>Nivel de abstracción:</text:span> Medio-alto.</text:p>
      <text:list text:style-name="L8">
        <text:list-header>
          <text:p text:style-name="P10"><text:span text:style-name="Strong_20_Emphasis">Paradigma:</text:span> Imperativo, concurrente, estructurado.</text:p>
        </text:list-header>
      </text:list>
      <text:list text:style-name="L9">
        <text:list-header>
          <text:p text:style-name="P11"><text:span text:style-name="Strong_20_Emphasis">Propósito/Usos:</text:span> Backend, microservicios, programación concurrente, infraestructura en la nube, herramientas de sistemas.</text:p>
        </text:list-header>
      </text:list>
      <text:h text:style-name="Heading_20_1" text:outline-level="1"><text:bookmark-start text:name="__RefHeading___Toc13_359689543"/><text:soft-page-break/>Python:<text:bookmark-end text:name="__RefHeading___Toc13_359689543"/></text:h>
      <text:p text:style-name="Text_20_body"><text:tab/><text:span text:style-name="Strong_20_Emphasis">Nivel de abstracción:</text:span> Alto.</text:p>
      <text:list text:style-name="L10">
        <text:list-header>
          <text:p text:style-name="P12"><text:span text:style-name="Strong_20_Emphasis">Paradigma:</text:span> Multiparadigma (imperativo, orientado a objetos, funcional).</text:p>
        </text:list-header>
      </text:list>
      <text:list text:style-name="L11">
        <text:list-header>
          <text:p text:style-name="P13"><text:span text:style-name="Strong_20_Emphasis">Propósito/Usos:</text:span> Ciencia de datos, inteligencia artificial, scripting, backend web, automatización, aplicaciones de escritorio, educación.</text:p>
        </text:list-header>
      </text:list>
      <text:h text:style-name="P14" text:outline-level="1">COBOL</text:h>
      <text:list text:style-name="L12">
        <text:list-header>
          <text:p text:style-name="P15"><text:span text:style-name="Strong_20_Emphasis">Nivel de abstracción:</text:span> Medio.</text:p>
          <text:p text:style-name="P15"><text:span text:style-name="Strong_20_Emphasis">Paradigma:</text:span> Imperativo, orientado a procesos, con características modernas de orientación a objetos.</text:p>
          <text:p text:style-name="P15"><text:span text:style-name="Strong_20_Emphasis">Propósito/Usos:</text:span> Sistemas bancarios, financieros, contabilidad, sistemas heredados de misión crítica.</text:p>
        </text:list-header>
      </text:list>
      <text:h text:style-name="P14" text:outline-level="1"><text:s/>C</text:h>
      <text:list text:style-name="L13">
        <text:list-header>
          <text:p text:style-name="P16"><text:span text:style-name="Strong_20_Emphasis">Nivel de abstracción:</text:span> Bajo-medio.</text:p>
          <text:p text:style-name="P16"><text:span text:style-name="Strong_20_Emphasis">Paradigma:</text:span> Imperativo, estructurado.</text:p>
          <text:p text:style-name="P16"><text:span text:style-name="Strong_20_Emphasis">Propósito/Usos:</text:span> Desarrollo de sistemas operativos, compiladores, controladores, programación de bajo nivel, aplicaciones de alto rendimiento.</text:p>
        </text:list-header>
      </text:list>
      <text:h text:style-name="P14" text:outline-level="1">Pascal</text:h>
      <text:list text:style-name="L14">
        <text:list-header>
          <text:p text:style-name="P17"><text:span text:style-name="Strong_20_Emphasis">Nivel de abstracción:</text:span> Medio-alto.</text:p>
          <text:p text:style-name="P17"><text:span text:style-name="Strong_20_Emphasis">Paradigma:</text:span> Imperativo, estructurado; versiones modernas incluyen orientación a objetos.</text:p>
          <text:p text:style-name="P17"><text:span text:style-name="Strong_20_Emphasis">Propósito/Usos:</text:span> Educación en programación, desarrollo de aplicaciones de escritorio, entornos embebidos, base de Delphi.</text:p>
        </text:list-header>
      </text:list>
      <text:h text:style-name="P14" text:outline-level="1"><text:s/>C++</text:h>
      <text:list text:style-name="L15">
        <text:list-header>
          <text:p text:style-name="P18"><text:span text:style-name="Strong_20_Emphasis">Nivel de abstracción:</text:span> Medio (permite desde bajo nivel hasta alto).</text:p>
          <text:p text:style-name="P18"><text:span text:style-name="Strong_20_Emphasis">Paradigma:</text:span> Multiparadigma (imperativo, orientado a objetos, genérico, funcional).</text:p>
          <text:p text:style-name="P18"><text:span text:style-name="Strong_20_Emphasis">Propósito/Usos:</text:span> Motores de videojuegos, sistemas operativos, software de alto rendimiento, aplicaciones gráficas, sistemas en tiempo real.</text:p>
        </text:list-header>
      </text:list>
      <text:h text:style-name="P14" text:outline-level="1">TypeScript</text:h>
      <text:p text:style-name="Text_20_body"><text:span text:style-name="Strong_20_Emphasis"><text:tab/>Nivel de abstracción:</text:span> Alto<text:line-break/><text:tab/><text:span text:style-name="Strong_20_Emphasis">Paradigma:</text:span> Orientado a objetos, funcional, estructurado (superset tipado de JavaScript)<text:line-break/><text:tab/><text:span text:style-name="Strong_20_Emphasis">Propósito/Usos:</text:span> Desarrollo web, aplicaciones de gran escala, frameworks frontend <text:tab/>(Angular), backend con Node.js</text:p>
      <text:h text:style-name="P14" text:outline-level="1"><text:soft-page-break/>Objective-C</text:h>
      <text:p text:style-name="Text_20_body"><text:span text:style-name="Strong_20_Emphasis"><text:tab/>Nivel de abstracción:</text:span> Medio-alto<text:line-break/><text:tab/><text:span text:style-name="Strong_20_Emphasis">Paradigma:</text:span> Orientado a objetos, imperativo<text:line-break/><text:tab/><text:span text:style-name="Strong_20_Emphasis">Propósito/Usos:</text:span> Desarrollo de aplicaciones para macOS e iOS, antes del auge de Swift</text:p>
      <text:h text:style-name="P14" text:outline-level="1">C#</text:h>
      <text:p text:style-name="Text_20_body"><text:span text:style-name="Strong_20_Emphasis"><text:tab/>Nivel de abstracción:</text:span> Alto<text:line-break/><text:tab/><text:span text:style-name="Strong_20_Emphasis">Paradigma:</text:span> Orientado a objetos, funcional, imperativo, concurrente<text:line-break/><text:tab/><text:span text:style-name="Strong_20_Emphasis">Propósito/Usos:</text:span> Aplicaciones de escritorio (Windows), videojuegos (Unity), aplicaciones <text:tab/>web (.NET), servicios backend</text:p>
      <text:h text:style-name="P14" text:outline-level="1">Visual Basic</text:h>
      <text:p text:style-name="Text_20_body"><text:span text:style-name="Strong_20_Emphasis"><text:tab/>Nivel de abstracción:</text:span> Alto<text:line-break/><text:tab/><text:span text:style-name="Strong_20_Emphasis">Paradigma:</text:span> Orientado a objetos, imperativo, basado en eventos<text:line-break/><text:tab/><text:span text:style-name="Strong_20_Emphasis">Propósito/Usos:</text:span> Desarrollo de aplicaciones de escritorio, automatización en Microsoft <text:tab/>Office, entornos empresariales</text:p>
      <text:h text:style-name="P14" text:outline-level="1">Rust</text:h>
      <text:p text:style-name="Text_20_body"><text:span text:style-name="Strong_20_Emphasis"><text:tab/>Nivel de abstracción:</text:span> Medio<text:line-break/><text:tab/><text:span text:style-name="Strong_20_Emphasis">Paradigma:</text:span> Imperativo, funcional, orientado a objetos (sin herencia clásica), seguro en <text:tab/>memoria<text:line-break/><text:tab/><text:span text:style-name="Strong_20_Emphasis">Propósito/Usos:</text:span> Sistemas embebidos, desarrollo de sistemas, aplicaciones de alto <text:tab/>rendimiento, software seguro en concurrencia</text:p>
      <text:h text:style-name="P14" text:outline-level="1">Scheme</text:h>
      <text:p text:style-name="Text_20_body"><text:span text:style-name="Strong_20_Emphasis"><text:tab/>Nivel de abstracción:</text:span> Alto<text:line-break/><text:tab/><text:span text:style-name="Strong_20_Emphasis">Paradigma:</text:span> Funcional, procedimental<text:line-break/><text:tab/><text:span text:style-name="Strong_20_Emphasis">Propósito/Usos:</text:span> Educación en ciencias de la computación, investigación, inteligencia <text:tab/>artificial</text:p>
      <text:h text:style-name="P14" text:outline-level="1">Swift</text:h>
      <text:p text:style-name="Text_20_body"><text:span text:style-name="Strong_20_Emphasis"><text:tab/>Nivel de abstracción:</text:span> Alto<text:line-break/><text:tab/><text:span text:style-name="Strong_20_Emphasis">Paradigma:</text:span> Orientado a objetos, funcional<text:line-break/><text:tab/><text:span text:style-name="Strong_20_Emphasis">Propósito/Usos:</text:span> Desarrollo de aplicaciones para iOS, macOS, watchOS, tvOS</text:p>
      <text:h text:style-name="P14" text:outline-level="1">Ensamblador</text:h>
      <text:p text:style-name="Text_20_body"><text:span text:style-name="Strong_20_Emphasis"><text:tab/>Nivel de abstracción:</text:span> Bajo<text:line-break/><text:tab/><text:span text:style-name="Strong_20_Emphasis">Paradigma:</text:span> Imperativo<text:line-break/><text:tab/><text:span text:style-name="Strong_20_Emphasis">Propósito/Usos:</text:span> Programación de hardware, controladores, sistemas embebidos, <text:tab/>optimización de rendimiento</text:p>
      <text:h text:style-name="P14" text:outline-level="1"><text:soft-page-break/>Fortran</text:h>
      <text:p text:style-name="Text_20_body"><text:span text:style-name="Strong_20_Emphasis"><text:tab/>Nivel de abstracción:</text:span> Medio<text:line-break/><text:tab/><text:span text:style-name="Strong_20_Emphasis">Paradigma:</text:span> Imperativo, estructurado, funcional (en versiones modernas)<text:line-break/><text:tab/><text:span text:style-name="Strong_20_Emphasis">Propósito/Usos:</text:span> Cálculo científico, simulaciones numéricas, ingeniería, física <text:tab/>computacional</text:p>
      <text:h text:style-name="P14" text:outline-level="1">ADA</text:h>
      <text:p text:style-name="Text_20_body"><text:span text:style-name="Strong_20_Emphasis"><text:tab/>Nivel de abstracción:</text:span> Medio-alto<text:line-break/><text:tab/><text:span text:style-name="Strong_20_Emphasis">Paradigma:</text:span> Imperativo, orientado a objetos, concurrente<text:line-break/><text:tab/><text:span text:style-name="Strong_20_Emphasis">Propósito/Usos:</text:span> Sistemas críticos, aviación, defensa, software embebido y de tiempo real</text:p>
      <text:h text:style-name="P14" text:outline-level="1">Prolog</text:h>
      <text:p text:style-name="Text_20_body"> <text:tab/><text:span text:style-name="Strong_20_Emphasis">Nivel de abstracción:</text:span> Alto<text:line-break/> <text:tab/><text:span text:style-name="Strong_20_Emphasis">Paradigma:</text:span> Lógico, declarativo<text:line-break/> <text:tab/><text:span text:style-name="Strong_20_Emphasis">Propósito/Usos:</text:span> Inteligencia artificial, procesamiento del lenguaje natural, sistemas <text:tab/>expertos, resolución de problemas lógicos</text:p>
      <text:h text:style-name="P14" text:outline-level="1">Tcl</text:h>
      <text:p text:style-name="Text_20_body"> <text:tab/><text:span text:style-name="Strong_20_Emphasis">Nivel de abstracción:</text:span> Alto<text:line-break/> <text:tab/><text:span text:style-name="Strong_20_Emphasis">Paradigma:</text:span> Imperativo, orientado a objetos, funcional<text:line-break/> <text:tab/><text:span text:style-name="Strong_20_Emphasis">Propósito/Usos:</text:span> Scripting, automatización, pruebas de software, interfaces gráficas (Tk)</text:p>
      <text:h text:style-name="P14" text:outline-level="1">Simula</text:h>
      <text:p text:style-name="Text_20_body"> <text:tab/><text:span text:style-name="Strong_20_Emphasis">Nivel de abstracción:</text:span> Medio-alto<text:line-break/> <text:tab/><text:span text:style-name="Strong_20_Emphasis">Paradigma:</text:span> Orientado a objetos (precursor de este paradigma), imperativo<text:line-break/> <text:tab/><text:span text:style-name="Strong_20_Emphasis">Propósito/Usos:</text:span> Simulación de sistemas, investigación académica, enseñanza de conceptos <text:tab/>OO</text:p>
      <text:h text:style-name="P14" text:outline-level="1">Smalltalk</text:h>
      <text:p text:style-name="Text_20_body"> <text:tab/><text:span text:style-name="Strong_20_Emphasis">Nivel de abstracción:</text:span> Alto<text:line-break/> <text:tab/><text:span text:style-name="Strong_20_Emphasis">Paradigma:</text:span> Orientado a objetos puro<text:line-break/> <text:tab/><text:span text:style-name="Strong_20_Emphasis">Propósito/Usos:</text:span> Investigación en POO, educación, desarrollo de interfaces gráficas y <text:tab/>entornos interactivos</text:p>
      <text:h text:style-name="P14" text:outline-level="1">Perl</text:h>
      <text:p text:style-name="Text_20_body"> <text:tab/><text:span text:style-name="Strong_20_Emphasis">Nivel de abstracción:</text:span> Alto<text:line-break/> <text:tab/><text:span text:style-name="Strong_20_Emphasis">Paradigma:</text:span> Multiparadigma (imperativo, funcional, orientado a objetos)<text:line-break/> <text:tab/><text:span text:style-name="Strong_20_Emphasis">Propósito/Usos:</text:span> Administración de sistemas, procesamiento de texto, desarrollo web, <text:tab/>bioinformática</text:p>
      <text:h text:style-name="P14" text:outline-level="1"><text:soft-page-break/>Verilog</text:h>
      <text:p text:style-name="Text_20_body"> <text:tab/><text:span text:style-name="Strong_20_Emphasis">Nivel de abstracción:</text:span> Medio-bajo<text:line-break/> <text:tab/><text:span text:style-name="Strong_20_Emphasis">Paradigma:</text:span> Descriptivo, concurrente<text:line-break/> <text:tab/><text:span text:style-name="Strong_20_Emphasis">Propósito/Usos:</text:span> Diseño y simulación de circuitos digitales, descripción de hardware (HDL)</text:p>
      <text:h text:style-name="P14" text:outline-level="1">Scala</text:h>
      <text:p text:style-name="Text_20_body"> <text:tab/><text:span text:style-name="Strong_20_Emphasis">Nivel de abstracción:</text:span> Alto<text:line-break/> <text:tab/><text:span text:style-name="Strong_20_Emphasis">Paradigma:</text:span> Funcional, orientado a objetos<text:line-break/> <text:tab/><text:span text:style-name="Strong_20_Emphasis">Propósito/Usos:</text:span> Desarrollo backend, big data (Apache Spark), programación concurrente y <text:tab/>reactiva</text:p>
      <text:h text:style-name="P14" text:outline-level="1">Lisp</text:h>
      <text:p text:style-name="Text_20_body"> <text:tab/><text:span text:style-name="Strong_20_Emphasis">Nivel de abstracción:</text:span> Alto<text:line-break/> <text:tab/><text:span text:style-name="Strong_20_Emphasis">Paradigma:</text:span> Funcional, simbólico, reflexivo<text:line-break/> <text:tab/><text:span text:style-name="Strong_20_Emphasis">Propósito/Usos:</text:span> Inteligencia artificial, investigación, programación simbólica, educación</text:p>
      <text:h text:style-name="P14" text:outline-level="1">R</text:h>
      <text:p text:style-name="Text_20_body"> <text:tab/><text:span text:style-name="Strong_20_Emphasis">Nivel de abstracción:</text:span> Alto<text:line-break/> <text:tab/><text:span text:style-name="Strong_20_Emphasis">Paradigma:</text:span> Funcional, vectorial<text:line-break/> <text:tab/><text:span text:style-name="Strong_20_Emphasis">Propósito/Usos:</text:span> Estadística, análisis de datos, visualización, ciencia de datos</text:p>
      <text:h text:style-name="P14" text:outline-level="1">SQL</text:h>
      <text:p text:style-name="Text_20_body"> <text:tab/><text:span text:style-name="Strong_20_Emphasis">Nivel de abstracción:</text:span> Alto<text:line-break/> <text:tab/><text:span text:style-name="Strong_20_Emphasis">Paradigma:</text:span> Declarativo<text:line-break/> <text:tab/><text:span text:style-name="Strong_20_Emphasis">Propósito/Usos:</text:span> Gestión y manipulación de bases de datos relacionales, consultas de <text:tab/>información</text:p>
      <text:h text:style-name="P14" text:outline-level="1">SAS</text:h>
      <text:p text:style-name="Text_20_body"> <text:tab/><text:span text:style-name="Strong_20_Emphasis">Nivel de abstracción:</text:span> Alto<text:line-break/> <text:tab/><text:span text:style-name="Strong_20_Emphasis">Paradigma:</text:span> Procedimental, declarativo<text:line-break/> <text:tab/><text:span text:style-name="Strong_20_Emphasis">Propósito/Usos:</text:span> Análisis estadístico, minería de datos, inteligencia de negocios</text:p>
      <text:h text:style-name="P14" text:outline-level="1">Scratch</text:h>
      <text:p text:style-name="Text_20_body"> <text:tab/><text:span text:style-name="Strong_20_Emphasis">Nivel de abstracción:</text:span> Muy alto<text:line-break/> <text:tab/><text:span text:style-name="Strong_20_Emphasis">Paradigma:</text:span> Basado en bloques, orientado a eventos<text:line-break/> <text:tab/><text:span text:style-name="Strong_20_Emphasis">Propósito/Usos:</text:span> Enseñanza de programación a niños, aprendizaje visual de algoritmos</text:p>
      <text:h text:style-name="P14" text:outline-level="1">Lua</text:h>
      <text:p text:style-name="Text_20_body"> <text:tab/><text:span text:style-name="Strong_20_Emphasis">Nivel de abstracción:</text:span> Alto<text:line-break/> <text:tab/><text:span text:style-name="Strong_20_Emphasis">Paradigma:</text:span> Imperativo, funcional, basado en prototipos<text:line-break/> <text:tab/><text:span text:style-name="Strong_20_Emphasis">Propósito/Usos:</text:span> Scripting en videojuegos, software embebido, extensiones en aplicaciones</text:p>
      <text:h text:style-name="P14" text:outline-level="1"><text:soft-page-break/>Delphi / Object Pascal</text:h>
      <text:p text:style-name="Text_20_body"> <text:tab/><text:span text:style-name="Strong_20_Emphasis">Nivel de abstracción:</text:span> Medio-alto<text:line-break/> <text:tab/><text:span text:style-name="Strong_20_Emphasis">Paradigma:</text:span> Orientado a objetos, estructurado<text:line-break/> <text:tab/><text:span text:style-name="Strong_20_Emphasis">Propósito/Usos:</text:span> Aplicaciones de escritorio, desarrollo rápido (RAD), sistemas <text:tab/>empresariales</text:p>
      <text:h text:style-name="P14" text:outline-level="1">Matlab</text:h>
      <text:p text:style-name="Text_20_body"> <text:tab/><text:span text:style-name="Strong_20_Emphasis">Nivel de abstracción:</text:span> Alto<text:line-break/> <text:tab/><text:span text:style-name="Strong_20_Emphasis">Paradigma:</text:span> Imperativo, funcional, orientado a matrices<text:line-break/> <text:tab/><text:span text:style-name="Strong_20_Emphasis">Propósito/Usos:</text:span> Cálculo numérico, ingeniería, simulaciones, análisis científico</text:p>
      <text:h text:style-name="P14" text:outline-level="1">Dart</text:h>
      <text:p text:style-name="Text_20_body"> <text:tab/><text:span text:style-name="Strong_20_Emphasis">Nivel de abstracción:</text:span> Alto<text:line-break/> <text:tab/><text:span text:style-name="Strong_20_Emphasis">Paradigma:</text:span> Orientado a objetos, funcional<text:line-break/> <text:tab/><text:span text:style-name="Strong_20_Emphasis">Propósito/Usos:</text:span> Desarrollo web y móvil (Flutter), interfaces gráficas, aplicaciones <text:tab/>multiplataforma</text:p>
      <text:h text:style-name="P14" text:outline-level="1">Julia</text:h>
      <text:p text:style-name="Text_20_body"> <text:tab/><text:span text:style-name="Strong_20_Emphasis">Nivel de abstracción:</text:span> Alto<text:line-break/> <text:tab/><text:span text:style-name="Strong_20_Emphasis">Paradigma:</text:span> Funcional, imperativo, orientado a objetos<text:line-break/> <text:tab/><text:span text:style-name="Strong_20_Emphasis">Propósito/Usos:</text:span> Computación científica, análisis numérico, machine learning, alto <text:tab/>rendimiento</text:p>
      <text:p text:style-name="Text_20_body"/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09:10:39.070443800</meta:creation-date>
    <dc:date>2025-10-05T09:23:34.506947600</dc:date>
    <meta:editing-duration>PT12M55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7" meta:paragraph-count="136" meta:word-count="952" meta:character-count="7738" meta:non-whitespace-character-count="6789"/>
  </office:meta>
</office:document-meta>
</file>